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3cm"/>
    </style:style>
    <style:style style:name="co2" style:family="table-column">
      <style:table-column-properties fo:break-before="auto" style:column-width="3.4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Spannung U</text:p>
          </table:table-cell>
          <table:table-cell office:value-type="string">
            <text:p>Zählrate (Mittelwert)</text:p>
          </table:table-cell>
          <table:table-cell office:value-type="string">
            <text:p>Zählrate (Standardabweichung)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92.64">
            <text:p>192,64</text:p>
          </table:table-cell>
          <table:table-cell office:value-type="float" office:value="8.71724727193166">
            <text:p>8,7172472719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51.56">
            <text:p>251,56</text:p>
          </table:table-cell>
          <table:table-cell office:value-type="float" office:value="11.5899266606825">
            <text:p>11,5899266607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59.4">
            <text:p>259,4</text:p>
          </table:table-cell>
          <table:table-cell office:value-type="float" office:value="12.328828005938">
            <text:p>12,3288280059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62.64">
            <text:p>262,64</text:p>
          </table:table-cell>
          <table:table-cell office:value-type="float" office:value="12.5120102301748">
            <text:p>12,5120102302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62.52">
            <text:p>262,52</text:p>
          </table:table-cell>
          <table:table-cell office:value-type="float" office:value="17.4954165426262">
            <text:p>17,4954165426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66.48">
            <text:p>266,48</text:p>
          </table:table-cell>
          <table:table-cell office:value-type="float" office:value="17.688685649307">
            <text:p>17,68868564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4T13:02:27.76</meta:creation-date>
    <dc:date>2013-04-24T18:35:10.44</dc:date>
    <meta:editing-duration>PT5H16M54S</meta:editing-duration>
    <meta:editing-cycles>2</meta:editing-cycles>
    <meta:generator>LibreOffice/4.0.2.2$Windows_x86 LibreOffice_project/4c82dcdd6efcd48b1d8bba66bfe1989deee49c3</meta:generator>
    <meta:document-statistic meta:table-count="1" meta:cell-count="42" meta:object-count="0"/>
  </office:meta>
</office:document-meta>
</file>